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officeooo:paragraph-rsid="00f0dffa" fo:background-color="transparent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fac80" officeooo:paragraph-rsid="00efac80" fo:background-color="transparent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f14f9b" officeooo:paragraph-rsid="00f14f9b" fo:background-color="transparent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f14f9b" officeooo:paragraph-rsid="00f16af4" fo:background-color="transparent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en" fo:country="US" fo:font-weight="normal" officeooo:rsid="00ee0f1a" officeooo:paragraph-rsid="00ee0f1a" fo:background-color="transparent" style:font-weight-asian="normal" style:font-weight-complex="normal"/>
    </style:style>
    <style:style style:name="P8" style:family="paragraph" style:parent-style-name="Standard">
      <style:text-properties officeooo:rsid="000c7396" officeooo:paragraph-rsid="00f265be"/>
    </style:style>
    <style:style style:name="P9" style:family="paragraph" style:parent-style-name="Обычный">
      <style:paragraph-properties fo:text-align="justify" style:justify-single-word="false"/>
      <style:text-properties officeooo:paragraph-rsid="00f265be"/>
    </style:style>
    <style:style style:name="P10" style:family="paragraph" style:parent-style-name="Обычный">
      <style:paragraph-properties fo:text-align="justify" style:justify-single-word="false"/>
      <style:text-properties officeooo:rsid="000eb88b" officeooo:paragraph-rsid="00f265be"/>
    </style:style>
    <style:style style:name="T1" style:family="text">
      <style:text-properties officeooo:rsid="0007606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f0dffa"/>
    </style:style>
    <style:style style:name="T4" style:family="text">
      <style:text-properties fo:language="en" fo:country="US" officeooo:rsid="0007606c"/>
    </style:style>
    <style:style style:name="T5" style:family="text">
      <style:text-properties fo:language="en" fo:country="US" officeooo:rsid="00080a91"/>
    </style:style>
    <style:style style:name="T6" style:family="text">
      <style:text-properties fo:language="en" fo:country="US" officeooo:rsid="000a28e8"/>
    </style:style>
    <style:style style:name="T7" style:family="text">
      <style:text-properties fo:language="en" fo:country="US" officeooo:rsid="000c071b"/>
    </style:style>
    <style:style style:name="T8" style:family="text">
      <style:text-properties fo:language="en" fo:country="US" officeooo:rsid="008f3a3a"/>
    </style:style>
    <style:style style:name="T9" style:family="text">
      <style:text-properties fo:language="en" fo:country="US" officeooo:rsid="00080a91" fo:background-color="#ffff00" loext:char-shading-value="0"/>
    </style:style>
    <style:style style:name="T10" style:family="text">
      <style:text-properties fo:language="en" fo:country="US" officeooo:rsid="00080a91" fo:background-color="#ffff00" loext:char-shading-value="0"/>
    </style:style>
    <style:style style:name="T11" style:family="text">
      <style:text-properties officeooo:rsid="00f0dffa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language="en" fo:country="US" officeooo:rsid="0007606c"/>
    </style:style>
    <style:style style:name="T14" style:family="text">
      <style:text-properties fo:color="#c9211e" loext:opacity="100%" fo:language="en" fo:country="US" officeooo:rsid="000a28e8"/>
    </style:style>
    <style:style style:name="T15" style:family="text">
      <style:text-properties officeooo:rsid="008f3a3a"/>
    </style:style>
    <style:style style:name="T16" style:family="text">
      <style:text-properties fo:language="ru" fo:country="RU" officeooo:rsid="00f38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K </text:span><text:a xlink:type="simple" xlink:href="https://github.com/VKCOM/VKUI/tree/master/packages/vkui/src/components" text:style-name="Internet_20_link" text:visited-style-name="Visited_20_Internet_20_Link"><text:span text:style-name="T2">https://github.com/VKCOM/VKUI/tree/master/packages/vkui/src/components</text:span></text:a></text:p>
      <text:p text:style-name="P1"/>
      <text:p text:style-name="P1"><text:span text:style-name="T11">яндекс </text:span><text:a xlink:type="simple" xlink:href="https://github.com/bem/yandex-ui/tree/master/src" text:style-name="Internet_20_link" text:visited-style-name="Visited_20_Internet_20_Link">https://github.com/bem/yandex-ui/tree/master/src</text:a></text:p>
      <text:p text:style-name="P1"/>
      <text:p text:style-name="P1"><text:span text:style-name="T11">Реактифай </text:span><text:a xlink:type="simple" xlink:href="https://github.com/YeaHubTeam/yeahub-ui-kit/tree/main/src/components" text:style-name="Internet_20_link" text:visited-style-name="Visited_20_Internet_20_Link">https://github.com/YeaHubTeam/yeahub-ui-kit/tree/main/src/components</text:a></text:p>
      <text:p text:style-name="P3"><text:span text:style-name="T11">Реактифай </text:span><text:a xlink:type="simple" xlink:href="https://github.com/YeaHubTeam/yeahub-platform/tree/main/src/shared/ui" text:style-name="Internet_20_link" text:visited-style-name="Visited_20_Internet_20_Link">https://github.com/YeaHubTeam/yeahub-platform/tree/main/src/shared/ui</text:a></text:p>
      <text:p text:style-name="P3"/>
      <text:p text:style-name="P7">Next + shadcn + tailwind <text:a xlink:type="simple" xlink:href="https://github.com/InctagramTeam/inctagram-front/tree/development/src/shared/ui" text:style-name="Internet_20_link" text:visited-style-name="Visited_20_Internet_20_Link">https://github.com/InctagramTeam/inctagram-front/tree/development/src/shared/ui</text:a></text:p>
      <text:p text:style-name="P7"/>
      <text:p text:style-name="P4">компоненты инкубатора: <text:a xlink:type="simple" xlink:href="https://github.com/it-incubator/incubator-libs/tree/dev/packages/ui-kit/src/components" text:style-name="Internet_20_link" text:visited-style-name="Visited_20_Internet_20_Link"><text:span text:style-name="T1">https://github.com/it-incubator/incubator-libs/tree/dev/packages/ui-kit/src/components</text:span></text:a></text:p>
      <text:p text:style-name="P4"/>
      <text:p text:style-name="P5">Материал <text:span text:style-name="T2">UI </text:span><text:a xlink:type="simple" xlink:href="https://github.com/IgorBerezhnoy/flashcards-project" text:style-name="Internet_20_link" text:visited-style-name="Visited_20_Internet_20_Link"><text:span text:style-name="T4">https://github.com/</text:span><text:span text:style-name="T13">IgorBerezhnoy</text:span><text:span text:style-name="T4">/flashcards-project</text:span></text:a></text:p>
      <text:p text:style-name="P5"><text:span text:style-name="T4"/></text:p>
      <text:p text:style-name="P10"><text:span text:style-name="T4">Святослав </text:span><text:span text:style-name="T16">инстаграм</text:span><text:span text:style-name="T4">: </text:span><text:a xlink:type="simple" xlink:href="https://github.com/IL-2602/insta-life" text:style-name="Internet_20_link" text:visited-style-name="Visited_20_Internet_20_Link"><text:span text:style-name="T4">https://github.com/IL-2602/insta-life</text:span></text:a></text:p>
      <text:p text:style-name="P5"><text:span text:style-name="T4"/></text:p>
      <text:p text:style-name="P5">Инстаграмм <text:span text:style-name="T2">scss + next + radix </text:span><text:a xlink:type="simple" xlink:href="https://github.com/Alexander-Gladkikh?tab=repositories" text:style-name="Internet_20_link" text:visited-style-name="Visited_20_Internet_20_Link"><text:span text:style-name="T4">https://github.com/Alexander-Gladkikh?tab=repositories</text:span></text:a><text:span text:style-name="T4"> — </text:span><text:span text:style-name="T10">круто много</text:span></text:p>
      <text:p text:style-name="P5"><text:span text:style-name="T5"/></text:p>
      <text:p text:style-name="P6"><text:span text:style-name="T14">Артем со стажировки</text:span><text:span text:style-name="T6"> </text:span><text:span text:style-name="T7">САМЫЕ КРУТЫЕ КАРТОЧКИ</text:span><text:span text:style-name="T6">: </text:span><text:a xlink:type="simple" xlink:href="https://github.com/artyomkorshykau/quiz-decks" text:style-name="Internet_20_link" text:visited-style-name="Visited_20_Internet_20_Link"><text:span text:style-name="T6">https://github.com/artyomkorshykau/quiz-decks</text:span></text:a></text:p>
      <text:p text:style-name="P6"><text:span text:style-name="T6"/></text:p>
      <text:p text:style-name="P8"><text:span text:style-name="T12">Мария самы крутые карточки про Инпут обясняла:</text:span> <text:a xlink:type="simple" xlink:href="https://github.com/marinavyatk/flashcards" text:style-name="Internet_20_link" text:visited-style-name="Visited_20_Internet_20_Link">https://github.com/marinavyatk/flashcards</text:a> </text:p>
      <text:p text:style-name="P8"><text:a xlink:type="simple" xlink:href="https://t.me/marinavyatk" text:style-name="Internet_20_link" text:visited-style-name="Visited_20_Internet_20_Link"><text:span text:style-name="T6">https://t.me/marinavyatk</text:span></text:a></text:p>
      <text:p text:style-name="P8"><text:span text:style-name="T6"/></text:p>
      <text:p text:style-name="P9"><text:a xlink:type="simple" xlink:href="https://github.com/tazalov/flash_cards" text:style-name="Internet_20_link" text:visited-style-name="Visited_20_Internet_20_Link"><text:span text:style-name="T6">https://github.com/tazalov/flash_cards</text:span></text:a></text:p>
      <text:p text:style-name="P9"><text:span text:style-name="T6"/></text:p>
      <text:p text:style-name="P9"><text:a xlink:type="simple" xlink:href="https://github.com/AlekseiBestuzhev/quiz-cards" text:style-name="Internet_20_link" text:visited-style-name="Visited_20_Internet_20_Link">https://github.com/AlekseiBestuzhev/quiz-cards</text:a> <text:span text:style-name="T15">(лучший)</text:span></text:p>
      <text:p text:style-name="P9"><text:a xlink:type="simple" xlink:href="https://github.com/NeverwinterNights/saturday" text:style-name="Internet_20_link" text:visited-style-name="Visited_20_Internet_20_Link"><text:span text:style-name="T6">https://github.com/NeverwinterNights/saturday</text:span></text:a><text:span text:style-name="T6"> </text:span><text:span text:style-name="T8">(лучший)</text:span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22T09:49:58.133000000</dc:date>
    <meta:editing-duration>P1DT8H50M18S</meta:editing-duration>
    <meta:editing-cycles>205</meta:editing-cycles>
    <meta:document-statistic meta:table-count="0" meta:image-count="0" meta:object-count="0" meta:page-count="1" meta:paragraph-count="15" meta:word-count="53" meta:character-count="1066" meta:non-whitespace-character-count="1026"/>
  </office:meta>
</office:document-meta>
</file>